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font-name="Liberation Serif" fo:font-size="13pt" fo:font-style="italic" officeooo:paragraph-rsid="001dc3b8" style:font-size-asian="13pt" style:font-style-asian="italic" style:font-size-complex="13pt" style:font-style-complex="italic"/>
    </style:style>
    <style:style style:name="P2" style:family="paragraph" style:parent-style-name="Standard">
      <style:text-properties fo:font-variant="normal" fo:text-transform="none" fo:color="#000000" style:font-name="Liberation Serif" fo:font-size="13pt" fo:letter-spacing="normal" fo:font-style="normal" fo:font-weight="normal" officeooo:rsid="001dc3b8" officeooo:paragraph-rsid="001dc3b8" style:font-size-asian="13pt" style:font-style-asian="italic" style:font-size-complex="13pt" style:font-style-complex="italic"/>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1a1488" style:font-size-asian="12pt" style:font-size-complex="12pt"/>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italic" fo:font-weight="normal" officeooo:rsid="001a1488" officeooo:paragraph-rsid="001a1488" style:font-size-asian="13pt" style:font-style-asian="italic" style:font-size-complex="13pt" style:font-style-complex="italic"/>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italic" fo:font-weight="normal" officeooo:rsid="001b55d2" officeooo:paragraph-rsid="001b55d2" style:font-size-asian="13pt" style:font-style-asian="italic" style:font-size-complex="13pt" style:font-style-complex="italic"/>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italic" fo:font-weight="normal" officeooo:rsid="001d4525" officeooo:paragraph-rsid="001d4525" style:font-size-asian="13pt" style:font-style-asian="italic" style:font-size-complex="13pt" style:font-style-complex="italic"/>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rsid="0020bd73" officeooo:paragraph-rsid="0020bd73" style:font-size-asian="13pt" style:font-style-asian="normal" style:font-size-complex="13pt" style:font-style-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rsid="00227635" officeooo:paragraph-rsid="00227635" style:font-size-asian="13pt" style:font-style-asian="normal" style:font-size-complex="13pt" style:font-style-complex="normal"/>
    </style:style>
    <style:style style:name="P9" style:family="paragraph" style:parent-style-name="Standard">
      <style:paragraph-properties fo:margin-left="0cm" fo:margin-right="0cm" fo:orphans="2" fo:widows="2" fo:text-indent="0cm" style:auto-text-indent="false"/>
      <style:text-properties fo:color="#000000" style:font-name="Liberation Serif" fo:font-size="13pt" fo:font-style="normal" officeooo:rsid="001dc3b8" officeooo:paragraph-rsid="001dc3b8" style:font-size-asian="13pt" style:font-style-asian="italic" style:font-size-complex="13pt" style:font-style-complex="italic"/>
    </style:style>
    <style:style style:name="P10" style:family="paragraph" style:parent-style-name="Standard">
      <style:paragraph-properties fo:margin-left="0cm" fo:margin-right="0cm" fo:orphans="2" fo:widows="2" fo:text-indent="0cm" style:auto-text-indent="false"/>
      <style:text-properties fo:color="#000000" style:font-name="Liberation Serif" fo:font-size="13pt" fo:font-style="normal" officeooo:rsid="001f5e04" officeooo:paragraph-rsid="001f5e04" style:font-size-asian="13pt" style:font-style-asian="italic" style:font-size-complex="13pt" style:font-style-complex="italic"/>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rsid="001f5e04" officeooo:paragraph-rsid="001f5e04" style:font-size-asian="13pt" style:font-style-asian="italic" style:font-size-complex="13pt" style:font-style-complex="italic"/>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rsid="0020bd73" officeooo:paragraph-rsid="0020bd73" style:font-size-asian="13pt" style:font-style-asian="italic" style:font-size-complex="13pt" style:font-style-complex="italic"/>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pt" fo:letter-spacing="normal" fo:font-style="normal" fo:font-weight="normal" officeooo:rsid="001f5e04" officeooo:paragraph-rsid="001f5e04" style:font-size-asian="13pt" style:font-style-asian="normal" style:font-size-complex="13pt" style:font-style-complex="normal"/>
    </style:style>
    <style:style style:name="T1" style:family="text">
      <style:text-properties officeooo:rsid="001b55d2"/>
    </style:style>
    <style:style style:name="T2" style:family="text">
      <style:text-properties officeooo:rsid="001cd24f"/>
    </style:style>
    <style:style style:name="T3" style:family="text">
      <style:text-properties fo:font-variant="normal" fo:text-transform="none" fo:letter-spacing="normal" fo:font-weight="normal"/>
    </style:style>
    <style:style style:name="T4" style:family="text">
      <style:text-properties fo:font-variant="normal" fo:text-transform="none" fo:letter-spacing="normal" fo:font-weight="normal" officeooo:rsid="001f5e04"/>
    </style:style>
    <style:style style:name="T5" style:family="text">
      <style:text-properties fo:font-variant="normal" fo:text-transform="none" fo:letter-spacing="normal" fo:font-weight="normal" officeooo:rsid="0020bd73"/>
    </style:style>
    <style:style style:name="T6" style:family="text">
      <style:text-properties fo:font-variant="normal" fo:text-transform="none" fo:letter-spacing="normal" fo:font-weight="normal" officeooo:rsid="0028a9c5"/>
    </style:style>
    <style:style style:name="T7" style:family="text">
      <style:text-properties officeooo:rsid="001dc3b8"/>
    </style:style>
    <style:style style:name="T8" style:family="text">
      <style:text-properties officeooo:rsid="00227635"/>
    </style:style>
    <style:style style:name="T9" style:family="text">
      <style:text-properties officeooo:rsid="00245dda"/>
    </style:style>
    <style:style style:name="T10" style:family="text">
      <style:text-properties officeooo:rsid="0028a9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ext:span text:style-name="T10">E</text:span>l proyecto final de informática II es probablemente el trabajo mas esperado y mas temido por las mayoría de nosotros los estudiantes, y es la entrega que pone a prueba todos los conocimientos que adquirimos durante todo el curso de informática II e incluso también los conocimientos adquiridos en informática I, <text:span text:style-name="T1">ademas</text:span> nos pone a prueba en el <text:span text:style-name="T1">ámbito</text:span> personal, trabajar bajo <text:span text:style-name="T1">presión</text:span>, es un trabajo que consume mucho mas tiempo que probablemente <text:span text:style-name="T1">cualquier</text:span> otra materia, por esto la <text:span text:style-name="T1">realización</text:span> de este trabajo es fundamental, no solo para demostrar <text:span text:style-name="T1">nuestro</text:span> dominio por los conocimientos aprend<text:span text:style-name="T1">id</text:span>os, si no <text:span text:style-name="T1">también</text:span> para <text:span text:style-name="T1">probarnos</text:span> a nosotros mismos nuestra capacidad de <text:span text:style-name="T1">finalizar satisfactoriamente</text:span> <text:span text:style-name="T1">algún</text:span> proyecto por mas <text:span text:style-name="T1">difícil</text:span> que todo parezca. </text:p>
      <text:p text:style-name="P4"/>
      <text:p text:style-name="P5"><text:span text:style-name="T10">S</text:span>eguramente y como es de esperar, la mayoría de personas que decidimos estudiar ingeniería de telecomunicaciones o ingeniería electrónica, somos personas completamente apasionadas por este área del conocimiento (programación), por lo tanto la motivación a realizar este proyecto es una motivación <text:span text:style-name="T2">que está </text:span>implícita en la pasión que siento por lo que estudio, cualquier reto que venga hacia mi en el ámbito de la ingeniería de telecomunicaciones sera un reto que recibiré con las manos y la mente abierta, en el que tratare de dar lo posible para completarlo como se debe.</text:p>
      <text:p text:style-name="P5"/>
      <text:p text:style-name="P6"><text:span text:style-name="T10">L</text:span>os principales desafíos que afrontare para realizar este proyecto, sera principalmente reorganizar el tiempo de mis días, buscando en esta reorganización una repartición inteligente de tiempo en la que la realización de este proyecto tenga el porcentaje mas grande de tiempo, sin dejar las otras materias a la deriva o en riesgo de no pasarlas; soy ademas una persona fácilmente estresable cuando tengo que pensar en muchas cosas diferentes al mismo tiempo, esto me suele abrumar demasiado, por lo que este proyecto me pondrá a prueba también de una manera personal .</text:p>
      <text:p text:style-name="P1">Un reto que también considero importante es que el resultado final de este videojuego se exacta y <text:span text:style-name="T3">milimétricamente</text:span> igual a como lo estoy pensando en <text:span text:style-name="T7">este momento, quisiera nunca hacer cambios de mi plan inicial durante la marcha y la realización, sin embargo es algo que suele pasar. </text:span></text:p>
      <text:p text:style-name="P2"/>
      <text:p text:style-name="P9"><text:span text:style-name="T6">E</text:span><text:span text:style-name="T3">l videojuego que tengo en mente es un videojuego de naves espaciales, habrán dos naves controladas por los usuarios, una nave (nave 1) será controlada por un jugador,esta nave solo puede disparar proyectiles, la otra nave (nave 2) <text:s/>sera controlada por otro jugador, esta nave no podrá disparar proyectiles, </text:span><text:span text:style-name="T4">pero </text:span><text:span text:style-name="T3">esta nave </text:span><text:span text:style-name="T4">podrá </text:span><text:span text:style-name="T3">emitir fuertes pulsos electromagnéticos que inhabilitaran por un momento las naves enemigas; </text:span><text:span text:style-name="T4">la nave 1 no tendrá que recargar munición ni combustible, pero la nave 2 si necesitara recargar el arma que le permitirá emitir los pulsos, y esto lo hará dejando que unos rayos cósmicos de alta energía impacten contra ella, de esta manera cada que uno de estos rayos impacte contra la nave 2 por sexta vez, esta podrá emitir el pulso una vez, luego tendrá que recargar de nuevo.</text:span></text:p>
      <text:p text:style-name="P10"><text:span text:style-name="T6">H</text:span><text:span text:style-name="T3">abrán 4 objetos que estarán de frente a las naves controladas por los usuarios; tres de estos objetos serán una amenaza para los jugadores, ambas naves tendrán una vida de 100 puntos y cada proyectil lanzado por la nave 1 quitara 25 puntos </text:span><text:span text:style-name="T5">de vida</text:span><text:span text:style-name="T3"> al enemigo;</text:span></text:p>
      <text:p text:style-name="P11">-<text:span text:style-name="T10">P</text:span>rimer objeto (50 puntos de vida):</text:p>
      <text:p text:style-name="P11"><text:soft-page-break/><text:span text:style-name="T10">L</text:span>os primeros objetos serán la amenaza principal de los jugadoras, los cuales serán las naves enemigas,</text:p>
      <text:p text:style-name="P10"><text:span text:style-name="T3">estas naves solo podrán disparar proyectiles hacia la dirección de los jugadores, estos proyectiles le restaran 20 puntos de la vida </text:span><text:span text:style-name="T5">a</text:span><text:span text:style-name="T3">l jugador </text:span><text:span text:style-name="T5">contra el cual</text:span><text:span text:style-name="T3"> impacte.</text:span></text:p>
      <text:p text:style-name="P11"/>
      <text:p text:style-name="P10"><text:span text:style-name="T3">-</text:span><text:span text:style-name="T6">S</text:span><text:span text:style-name="T5">egundo objeto (indestructible):</text:span></text:p>
      <text:p text:style-name="P12"><text:span text:style-name="T10">L</text:span>os segundos objetos serán asteroides que solo podrán chocar contra los jugadores, estos asteroides no podrán destruirse y los jugadores solo podrán esquivarlos, si un asteroide choca contra el jugador le quitara 35 puntos de la vida</text:p>
      <text:p text:style-name="P12"/>
      <text:p text:style-name="P12">-<text:span text:style-name="T10">T</text:span>ercer objeto (500*n):</text:p>
      <text:p text:style-name="P12"><text:span text:style-name="T10">U</text:span>na vez pase un tiempo determinado de enfrentamiento de los jugadores contra las naves enemigas aparecerá el “jefe de el nivel”, este tendrá un tamaño considerablemente mayor al de las naves enemigas, este jefe podrá disparar proyectiles con diferentes trayectorias a la vez y (n) representa el numero del <text:s/>nivel en en el que se encuentren los usuarios.</text:p>
      <text:p text:style-name="P12"/>
      <text:p text:style-name="P12">-<text:span text:style-name="T10">C</text:span>uarto objeto (no tiene ni vida):</text:p>
      <text:p text:style-name="P12"><text:span text:style-name="T10">E</text:span>ste ultimo objeto sera el único que no represente un peligro para los jugadores, serán los rayos cósmicos de alta energía que la nave 2 tendrá que buscar para tener contacto con ellos y asi recargar su arma de pulsos electromagnéticos.</text:p>
      <text:p text:style-name="P13"/>
      <text:p text:style-name="P7">El juego esta pensando para que <text:span text:style-name="T8">tenga niveles infinitos, cada nivel aumentara la vida del jefe ,la velocidad con la que viajaran los asteroides y la cantidad de enemigos.</text:span></text:p>
      <text:p text:style-name="P8">El movimiento parabólico estará presente en los proyectiles que podrá disparar el jefe de cada nivel, ademas <text:s/>el coeficiente de restitución se vera cuando un asteroide impacte contra un nave, cuando uno de estos asteroides impacte contra una nave se modificara la trayectoria del asteroide por un movimiento parabólico.</text:p>
      <text:p text:style-name="P8">La fricción sera una especie de inercia, cuando las naves se muevan hacia los lados o hacia arriba <text:span text:style-name="T9">y</text:span> abajo esta tendrá una inercia que no le permitirá cambiar de dirección inmediatamente, sino que seguirá con la trayectoria que tenia por un momento pequeño antes de cambiarla (una especie de deslizamiento); <text:span text:style-name="T9">p</text:span>refiero llamarla inercia y no fricción debido a que las naves estarán en el espacio y como bien sabemos en el espacio no hay fricción cuando un cuerpo se mue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8T22:15:49.444140089</meta:creation-date>
    <meta:generator>LibreOffice/6.0.7.3$Linux_X86_64 LibreOffice_project/00m0$Build-3</meta:generator>
    <dc:date>2020-06-29T00:18:51.348530754</dc:date>
    <meta:editing-duration>PT58M57S</meta:editing-duration>
    <meta:editing-cycles>6</meta:editing-cycles>
    <meta:document-statistic meta:table-count="0" meta:image-count="0" meta:object-count="0" meta:page-count="2" meta:paragraph-count="18" meta:word-count="886" meta:character-count="5403" meta:non-whitespace-character-count="4530"/>
  </office:meta>
</office:document-meta>
</file>